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officeooo:paragraph-rsid="006432c5"/>
    </style:style>
    <style:style style:name="P57" style:family="paragraph" style:parent-style-name="Standard">
      <style:text-properties officeooo:rsid="005460a5" officeooo:paragraph-rsid="005460a5"/>
    </style:style>
    <style:style style:name="P58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5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3" style:family="paragraph" style:parent-style-name="Frame_20_contents">
      <style:paragraph-properties fo:text-align="justify" style:justify-single-word="false"/>
    </style:style>
    <style:style style:name="P6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officeooo:rsid="003bb9d8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T63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8"><text:placeholder text:placeholder-type="text">&lt;line.name[0:108]&gt;</text:placeholder></text:p>
          </table:table-cell>
          <table:table-cell table:style-name="Tabla4.A2" office:value-type="string">
            <text:p text:style-name="P65"><text:span text:style-name="T62"><text:text-input text:description="&lt;for each=&quot;line2 in line.invoice_line_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a4.A2" office:value-type="string">
            <text:p text:style-name="P65"><text:text-input text:description="&lt;formatLang(line.printed_price_unit)&gt;">9.999,50</text:text-input></text:p>
          </table:table-cell>
          <table:table-cell table:style-name="Tabla4.A2" office:value-type="string">
            <text:p text:style-name="P65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4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4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1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0">Descripción</text:p>
                </table:table-cell>
                <table:table-cell table:style-name="Table3.A1" office:value-type="string">
                  <text:p text:style-name="P50">Detalle</text:p>
                </table:table-cell>
                <table:table-cell table:style-name="Table3.A1" office:value-type="string">
                  <text:p text:style-name="P51">Alic %</text:p>
                </table:table-cell>
                <table:table-cell table:style-name="Table3.D1" office:value-type="string">
                  <text:p text:style-name="P51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2"><text:span text:style-name="T63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3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69"><text:span text:style-name="T42">SUB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2" office:value-type="string">
            <text:p text:style-name="P54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0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1"><text:text-input text:description="&lt;for each=&quot;line in o.printed_tax_ids&quot;&gt;">For each line</text:text-input></text:p>
            <text:p text:style-name="P73"><text:text-input text:description="&lt;line.tax_code_id.name&gt;">IVA 21%</text:text-input></text:p>
            <text:p text:style-name="P72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42">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5" office:value-type="string">
            <text:p text:style-name="P75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</table:table>
      <text:p text:style-name="P20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o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31T14:07:42.113082071</dc:date>
    <meta:editing-duration>P2DT2H16M44S</meta:editing-duration>
    <meta:editing-cycles>339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20" meta:character-count="1779" meta:non-whitespace-character-count="1691"/>
  </office:meta>
</office:document-meta>
</file>